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57500000A8C27A9A174.svm"/>
  <manifest:file-entry manifest:media-type="" manifest:full-path="Pictures/2000000700002B9E000010DA2454FCCF.svm"/>
  <manifest:file-entry manifest:media-type="" manifest:full-path="Pictures/2000000700002FC100000FEC120FE469.svm"/>
  <manifest:file-entry manifest:media-type="" manifest:full-path="Pictures/2000000700002B6A00001021EFA315B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Courier New CYR" svg:font-family="'Courier New CY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3.625cm" style:rel-column-width="13974*"/>
    </style:style>
    <style:style style:name="Table1.B" style:family="table-column">
      <style:table-column-properties style:column-width="13.374cm" style:rel-column-width="51561*"/>
    </style:style>
    <style:style style:name="Table1.A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3.625cm" style:rel-column-width="13974*"/>
    </style:style>
    <style:style style:name="Table2.B" style:family="table-column">
      <style:table-column-properties style:column-width="13.374cm" style:rel-column-width="51561*"/>
    </style:style>
    <style:style style:name="Table2.A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625cm" style:rel-column-width="13974*"/>
    </style:style>
    <style:style style:name="Table3.B" style:family="table-column">
      <style:table-column-properties style:column-width="13.374cm" style:rel-column-width="51561*"/>
    </style:style>
    <style:style style:name="Table3.A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style:tab-stops>
          <style:tab-stop style:position="1.217cm"/>
          <style:tab-stop style:position="1.64cm"/>
          <style:tab-stop style:position="1.773cm"/>
          <style:tab-stop style:position="1.799cm"/>
          <style:tab-stop style:position="1.852cm"/>
          <style:tab-stop style:position="2.064cm"/>
        </style:tab-stops>
      </style:paragraph-properties>
    </style:style>
    <style:style style:name="P2" style:family="paragraph" style:parent-style-name="Standard">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3"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4" style:family="paragraph" style:parent-style-name="Standard">
      <style:text-properties fo:font-size="14pt" fo:language="en" fo:country="US" fo:font-weight="bold" style:font-size-asian="14pt" style:font-weight-asian="bold" style:font-size-complex="14pt"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paragraph-properties>
        <style:tab-stops>
          <style:tab-stop style:position="1.402cm"/>
          <style:tab-stop style:position="1.64cm"/>
          <style:tab-stop style:position="1.746cm"/>
          <style:tab-stop style:position="2.355cm"/>
        </style:tab-stops>
      </style:paragraph-properties>
    </style:style>
    <style:style style:name="P7" style:family="paragraph" style:parent-style-name="Standard">
      <style:text-properties fo:language="en" fo:country="US"/>
    </style:style>
    <style:style style:name="P8" style:family="paragraph" style:parent-style-name="Standard">
      <style:text-properties fo:background-color="transparent"/>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fo:margin-left="0cm" fo:margin-right="0cm" fo:text-indent="0cm" style:auto-text-indent="false"/>
    </style:style>
    <style:style style:name="P11" style:family="paragraph" style:parent-style-name="Table_20_Contents">
      <style:text-properties fo:language="bg" fo:country="BG"/>
    </style:style>
    <style:style style:name="P12" style:family="paragraph" style:parent-style-name="Table_20_Contents">
      <style:text-properties style:text-underline-style="solid" style:text-underline-width="auto" style:text-underline-color="font-color"/>
    </style:style>
    <style:style style:name="P13" style:family="paragraph" style:parent-style-name="Table_20_Contents" style:list-style-name="L5"/>
    <style:style style:name="P14" style:family="paragraph" style:parent-style-name="Table_20_Contents" style:list-style-name="L5">
      <style:text-properties fo:font-style="italic" style:font-style-asian="italic" style:font-style-complex="italic"/>
    </style:style>
    <style:style style:name="P15" style:family="paragraph" style:parent-style-name="Table_20_Contents" style:list-style-name="L6"/>
    <style:style style:name="P16" style:family="paragraph" style:parent-style-name="Table_20_Contents" style:list-style-name="L6">
      <style:text-properties fo:language="bg" fo:country="BG"/>
    </style:style>
    <style:style style:name="P17" style:family="paragraph" style:parent-style-name="Table_20_Contents" style:list-style-name="L7">
      <style:text-properties fo:language="bg" fo:country="BG"/>
    </style:style>
    <style:style style:name="P18" style:family="paragraph" style:parent-style-name="Table_20_Contents" style:list-style-name="L5">
      <style:text-properties fo:language="bg" fo:country="BG" fo:font-style="italic" style:font-style-asian="italic" style:font-style-complex="italic"/>
    </style:style>
    <style:style style:name="P19" style:family="paragraph" style:parent-style-name="Table_20_Contents" style:list-style-name="L5">
      <style:text-properties fo:language="en" fo:country="US" fo:font-style="italic" style:font-style-asian="italic" style:font-style-complex="italic"/>
    </style:style>
    <style:style style:name="P20" style:family="paragraph" style:parent-style-name="Table_20_Contents" style:list-style-name="L7"/>
    <style:style style:name="P21" style:family="paragraph" style:parent-style-name="Table_20_Contents" style:list-style-name="L8"/>
    <style:style style:name="P22" style:family="paragraph" style:parent-style-name="Standard" style:list-style-name="L1">
      <style:text-properties fo:background-color="transparent"/>
    </style:style>
    <style:style style:name="P23" style:family="paragraph" style:parent-style-name="Standard" style:list-style-name="L3">
      <style:text-properties style:text-line-through-style="none"/>
    </style:style>
    <style:style style:name="P24" style:family="paragraph" style:parent-style-name="Standard" style:list-style-name="L4"/>
    <style:style style:name="P25" style:family="paragraph" style:parent-style-name="Standard" style:list-style-name="L9"/>
    <style:style style:name="P26" style:family="paragraph" style:parent-style-name="Standard" style:list-style-name="L1">
      <style:paragraph-properties fo:margin-left="2.501cm" fo:margin-right="0cm" fo:text-indent="-0.635cm" style:auto-text-indent="false"/>
      <style:text-properties fo:language="en" fo:country="US"/>
    </style:style>
    <style:style style:name="P27" style:family="paragraph" style:parent-style-name="Standard" style:list-style-name="L4">
      <style:paragraph-properties fo:margin-left="2.501cm" fo:margin-right="0cm" fo:text-indent="-0.635cm" style:auto-text-indent="false">
        <style:tab-stops>
          <style:tab-stop style:position="0.318cm"/>
          <style:tab-stop style:position="1.244cm"/>
        </style:tab-stops>
      </style:paragraph-properties>
      <style:text-properties fo:font-style="normal" style:font-style-asian="normal" style:font-style-complex="normal"/>
    </style:style>
    <style:style style:name="P28" style:family="paragraph" style:parent-style-name="Standard" style:list-style-name="L4">
      <style:paragraph-properties fo:margin-left="2.501cm" fo:margin-right="0cm" fo:text-indent="-0.635cm" style:auto-text-indent="false">
        <style:tab-stops>
          <style:tab-stop style:position="0.529cm"/>
        </style:tab-stops>
      </style:paragraph-properties>
      <style:text-properties fo:font-style="normal" style:font-style-asian="normal" style:font-style-complex="normal"/>
    </style:style>
    <style:style style:name="P29" style:family="paragraph" style:parent-style-name="Standard" style:list-style-name="L4">
      <style:paragraph-properties fo:margin-left="2.501cm" fo:margin-right="0cm" fo:text-indent="-0.635cm" style:auto-text-indent="false">
        <style:tab-stops>
          <style:tab-stop style:position="0.476cm"/>
        </style:tab-stops>
      </style:paragraph-properties>
      <style:text-properties fo:font-style="normal" style:font-style-asian="normal" style:font-style-complex="normal"/>
    </style:style>
    <style:style style:name="P30" style:family="paragraph" style:parent-style-name="Standard" style:list-style-name="L2">
      <style:paragraph-properties fo:margin-left="0cm" fo:margin-right="0cm" fo:text-indent="0cm" style:auto-text-indent="false"/>
    </style:style>
    <style:style style:name="P31" style:family="paragraph" style:parent-style-name="Standard" style:list-style-name="L4">
      <style:paragraph-properties fo:margin-left="2.54cm" fo:margin-right="0cm" fo:text-indent="-0.635cm" style:auto-text-indent="false">
        <style:tab-stops>
          <style:tab-stop style:position="0.291cm"/>
        </style:tab-stops>
      </style:paragraph-properties>
      <style:text-properties fo:font-style="normal" style:font-style-asian="normal" style:font-style-complex="normal"/>
    </style:style>
    <style:style style:name="P32" style:family="paragraph" style:parent-style-name="Standard" style:list-style-name="L4">
      <style:paragraph-properties fo:margin-left="3.752cm" fo:margin-right="0cm" fo:text-indent="-0.635cm" style:auto-text-indent="false">
        <style:tab-stops>
          <style:tab-stop style:position="0.556cm"/>
        </style:tab-stops>
      </style:paragraph-properties>
      <style:text-properties fo:font-style="normal" style:font-style-asian="normal" style:font-style-complex="normal"/>
    </style:style>
    <style:style style:name="P33" style:family="paragraph" style:parent-style-name="Standard" style:list-style-name="L4">
      <style:paragraph-properties fo:margin-left="3.752cm" fo:margin-right="0cm" fo:text-indent="-0.635cm" style:auto-text-indent="false">
        <style:tab-stops>
          <style:tab-stop style:position="0.609cm"/>
        </style:tab-stops>
      </style:paragraph-properties>
      <style:text-properties fo:font-style="normal" style:font-style-asian="normal" style:font-style-complex="normal"/>
    </style:style>
    <style:style style:name="T1"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2" style:family="text">
      <style:text-properties fo:color="#0000c0" style:font-name="Courier New" fo:font-size="10pt" fo:language="en" fo:country="US" fo:font-style="italic" style:font-name-asian="Courier New" style:font-size-asian="10pt" style:font-style-asian="italic" style:font-name-complex="Courier New" style:font-size-complex="10pt" style:font-style-complex="italic"/>
    </style:style>
    <style:style style:name="T3" style:family="text">
      <style:text-properties fo:color="#0000c0" style:font-name="Courier New CYR" fo:font-size="10pt" fo:language="bg" fo:country="BG" fo:font-style="italic" style:font-name-asian="Courier New CYR" style:font-size-asian="10pt" style:font-style-asian="italic" style:font-name-complex="Courier New CYR" style:font-size-complex="10pt" style:font-style-complex="italic"/>
    </style:style>
    <style:style style:name="T4" style:family="text">
      <style:text-properties fo:color="#0000c0" style:font-name="Courier New CYR" fo:font-size="10pt" fo:language="en" fo:country="US" fo:font-style="italic" style:font-name-asian="Courier New CYR" style:font-size-asian="10pt" style:font-style-asian="italic" style:font-name-complex="Courier New CYR" style:font-size-complex="10pt" style:font-style-complex="italic"/>
    </style:style>
    <style:style style:name="T5" style:family="text">
      <style:text-properties fo:font-style="italic" style:font-style-asian="italic" style:font-style-complex="italic"/>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text-line-through-style="none"/>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fo:language="en" fo:country="US"/>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style="italic" style:font-style-asian="italic" style:font-style-complex="italic"/>
    </style:style>
    <style:style style:name="T17" style:family="text">
      <style:text-properties fo:language="en" fo:country="US" fo:font-style="italic" fo:background-color="transparent" style:font-style-asian="italic" style:font-style-complex="italic"/>
    </style:style>
    <style:style style:name="T18" style:family="text">
      <style:text-properties fo:language="en" fo:country="US" fo:font-style="normal" style:font-style-asian="normal" style:font-style-complex="normal"/>
    </style:style>
    <style:style style:name="T19" style:family="text">
      <style:text-properties fo:language="en" fo:country="US" fo:font-style="normal" fo:font-weight="bold" style:font-style-asian="normal" style:font-weight-asian="bold" style:font-style-complex="normal" style:font-weight-complex="bold"/>
    </style:style>
    <style:style style:name="T20" style:family="text">
      <style:text-properties fo:language="bg" fo:country="BG"/>
    </style:style>
    <style:style style:name="T21" style:family="text">
      <style:text-properties fo:language="bg" fo:country="BG" fo:font-weight="normal" style:font-weight-asian="normal" style:font-weight-complex="normal"/>
    </style:style>
    <style:style style:name="T22" style:family="text">
      <style:text-properties fo:language="bg" fo:country="BG" fo:font-weight="bold" style:font-weight-asian="bold" style:font-weight-complex="bold"/>
    </style:style>
    <style:style style:name="T23" style:family="text">
      <style:text-properties fo:language="bg" fo:country="BG" fo:font-style="normal" style:font-style-asian="normal" style:font-style-complex="normal"/>
    </style:style>
    <style:style style:name="T24" style:family="text">
      <style:text-properties fo:language="bg" fo:country="BG" fo:font-style="normal" fo:background-color="transparent" style:font-style-asian="normal" style:font-style-complex="normal"/>
    </style:style>
    <style:style style:name="T25" style:family="text">
      <style:text-properties fo:language="bg" fo:country="BG" fo:font-style="italic" style:font-style-asian="italic" style:font-style-complex="italic"/>
    </style:style>
    <style:style style:name="T26" style:family="text">
      <style:text-properties fo:language="bg" fo:country="BG" fo:font-style="italic" fo:background-color="transparent" style:font-style-asian="italic" style:font-style-complex="italic"/>
    </style:style>
    <style:style style:name="T27" style:family="text">
      <style:text-properties style:text-underline-style="solid" style:text-underline-width="auto" style:text-underline-color="font-color"/>
    </style:style>
    <style:style style:name="T28" style:family="text">
      <style:text-properties fo:background-color="transparen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2.6cm" text:min-label-width="0.635cm"/>
        <style:text-properties style:font-name="StarSymbol"/>
      </text:list-level-style-bullet>
      <text:list-level-style-bullet text:level="3" text:style-name="Bullet_20_Symbols" style:num-suffix="." text:bullet-char="–">
        <style:list-level-properties text:space-before="3.93cm" text:min-label-width="0.635cm"/>
        <style:text-properties style:font-name="StarSymbol"/>
      </text:list-level-style-bullet>
      <text:list-level-style-bullet text:level="4" text:style-name="Bullet_20_Symbols" style:num-suffix="." text:bullet-char="–">
        <style:list-level-properties text:space-before="5.26cm" text:min-label-width="0.635cm"/>
        <style:text-properties style:font-name="StarSymbol"/>
      </text:list-level-style-bullet>
      <text:list-level-style-bullet text:level="5" text:style-name="Bullet_20_Symbols" style:num-suffix="." text:bullet-char="–">
        <style:list-level-properties text:space-before="6.59cm" text:min-label-width="0.635cm"/>
        <style:text-properties style:font-name="StarSymbol"/>
      </text:list-level-style-bullet>
      <text:list-level-style-bullet text:level="6" text:style-name="Bullet_20_Symbols" style:num-suffix="." text:bullet-char="–">
        <style:list-level-properties text:space-before="7.92cm" text:min-label-width="0.635cm"/>
        <style:text-properties style:font-name="StarSymbol"/>
      </text:list-level-style-bullet>
      <text:list-level-style-bullet text:level="7" text:style-name="Bullet_20_Symbols" style:num-suffix="." text:bullet-char="–">
        <style:list-level-properties text:space-before="9.25cm" text:min-label-width="0.635cm"/>
        <style:text-properties style:font-name="StarSymbol"/>
      </text:list-level-style-bullet>
      <text:list-level-style-bullet text:level="8" text:style-name="Bullet_20_Symbols" style:num-suffix="." text:bullet-char="–">
        <style:list-level-properties text:space-before="10.58cm" text:min-label-width="0.635cm"/>
        <style:text-properties style:font-name="StarSymbol"/>
      </text:list-level-style-bullet>
      <text:list-level-style-bullet text:level="9" text:style-name="Bullet_20_Symbols" style:num-suffix="." text:bullet-char="–">
        <style:list-level-properties text:space-before="11.91cm" text:min-label-width="0.635cm"/>
        <style:text-properties style:font-name="StarSymbol"/>
      </text:list-level-style-bullet>
      <text:list-level-style-bullet text:level="10" text:style-name="Bullet_20_Symbols" style:num-suffix="." text:bullet-char="–">
        <style:list-level-properties text:space-before="13.24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Specification Proposal for: <text:span text:style-name="T20">Предавателни протоколи (</text:span>Delivery Certificates)</text:p>
      <text:p text:style-name="Standard"/>
      <text:p text:style-name="Standard"/>
      <text:p text:style-name="Standard">Author: Даниел Велев</text:p>
      <text:p text:style-name="Standard">Date: 10.10.2008</text:p>
      <text:p text:style-name="P7">Last Modified: <text:span text:style-name="T20">15.11.2008</text:span></text:p>
      <text:p text:style-name="Standard"/>
      <text:p text:style-name="P2">A. Screen(s) description</text:p>
      <text:p text:style-name="Standard"><text:s text:c="2"/><text:tab/></text:p>
      <text:p text:style-name="P1"><text:s text:c="2"/><text:tab/>1) <text:tab/><text:span text:style-name="T6">Browsing екран</text:span><text:span text:style-name="T12"> </text:span>- изкарва таблица с Delivery Certificates. Особености:</text:p>
      <text:p text:style-name="Standard"><text:tab/>- <text:s/>Показаните Delivery Certificates са само за тези складове, за които текущия <text:tab/><text:tab/>потребител отговаря. Достъпа до формата е от главното меню (фиг. 1): <text:line-break/><text:tab/>Warehouses &gt; Delivery Certificates &gt; [списък с имената на складове]</text:p>
      <text:p text:style-name="Standard"/>
      <text:p text:style-name="Standard"><draw:frame draw:style-name="fr1" draw:name="graphics1" text:anchor-type="paragraph" svg:width="11.165cm" svg:height="4.314cm" draw:z-index="0"><draw:image xlink:href="Pictures/2000000700002B9E000010DA2454FCCF.svm" xlink:type="simple" xlink:show="embed" xlink:actuate="onLoad"/></draw:frame><text:tab/><text:tab/><text:tab/><text:tab/><text:tab/><text:tab/><text:tab/><text:tab/><text:tab/><text:tab/>фиг. 1</text:p>
      <text:list xml:id="list43442342" text:style-name="L1">
        <text:list-item>
          <text:list>
            <text:list-item>
              <text:p text:style-name="P22"><text:span text:style-name="T20">Колоната</text:span><text:span text:style-name="T13"> </text:span><text:span text:style-name="T16">creation_time </text:span><text:span text:style-name="T23">показва кога даден протокол е бил започнат.</text:span><text:span text:style-name="T13"> </text:span><text:span text:style-name="T20">Създава се автоматично при първоначално създаване на протокола и не може да се модифицира от никого и под никаква причина.</text:span></text:p>
            </text:list-item>
            <text:list-item>
              <text:p text:style-name="P22"><text:span text:style-name="T20">Колоната </text:span><text:span text:style-name="T25">delivery_certificate_date. </text:span><text:span text:style-name="T23">Това поле се попълва при предаването на стоката и след това не се променя. След това целия протокол не може да се променя. Заедно с попълването на това поле при предаването на стоката се попълва и delivery_certificate_number. </text:span></text:p>
            </text:list-item>
          </text:list>
          <text:p text:style-name="P26"/>
        </text:list-item>
      </text:list>
      <text:p text:style-name="Standard"><text:tab/></text:p>
      <text:p text:style-name="Standard"><text:s text:c="2"/><text:tab/>2) <text:span text:style-name="T7">Edit екран</text:span> - изкарва стандартна форма. Особености:</text:p>
      <text:list xml:id="list43443466" text:style-name="L2">
        <text:list-header>
          <text:p text:style-name="P30">2.1. <text:span text:style-name="T5">Details</text:span></text:p>
        </text:list-header>
        <text:list-item>
          <text:p text:style-name="P30">при създаване на нов ППП, полетата за дата <text:span text:style-name="T13">(creation_time</text:span><text:span text:style-name="T20">)</text:span> и номер са празни. </text:p>
        </text:list-item>
        <text:list-item>
          <text:p text:style-name="P30">при създаване на нов ППП, за основание може да служи само един документ (връзката ППП - основание е 1:1). </text:p>
        </text:list-item>
        <text:list-item>
          <text:p text:style-name="P30">при създаване на нов ППП, Документа за основание може да бъде Фактура, Профактура, Оферта и Тест. <text:s/><text:line-break/>(<text:span text:style-name="T5">Тъй като за момента разполагаме единствено с факури, то протоколите ще бъдат издавани само с основание Фактура. Останалите типове основания ще се визуализират в списък, но при избиране, ще излиза съобщение на потребителя, че тази функционалност не е готова.</text:span>) <text:line-break/>Взависимост от избрания тип документ се отваря форма за избор на конретен документ. При избор в полето <text:span text:style-name="T16">document </text:span><text:span text:style-name="T23">се попълва автоматично номера на документа.</text:span> <text:line-break/>Единствено фактури в статус <text:span text:style-name="T2">InvoiceStatus.</text:span><text:span text:style-name="T1">Paid, </text:span><text:span text:style-name="T2">InvoiceStatus.</text:span><text:span text:style-name="T3">WaitForPayment, </text:span><text:span text:style-name="T4">DeliveryStatus.</text:span><text:span text:style-name="T3">NotDelivered</text:span><text:span text:style-name="T1"> </text:span><text:span text:style-name="T20">и</text:span> <text:span text:style-name="T4">DeliveryStatus.</text:span><text:span text:style-name="T1">PartlyDelivered </text:span>могат да служат като основание за издаване на протокол.</text:p>
        </text:list-item>
        <text:list-item>
          <text:p text:style-name="P30"><text:soft-page-break/>Един документ за основание може да послужи само веднъж за създаване на протокол, ако всички количества описани във фактурата са предадени с протокола. Ако при изготвянето на протокола се намали количеството за някоя позиция, т.е. изпише се по-малко количество отколкото е описано във фактурата, то тази фактура може да стане основание за друг(и) предавателни протоколи. Тогава за новия протокол в таблицата за продукти ще се копират само количествата, които са останали неизписани. </text:p>
        </text:list-item>
        <text:list-item>
          <text:p text:style-name="P30">Приемателен протокол може да бъде в един от следните два <text:span text:style-name="T13">статуса:</text:span></text:p>
        </text:list-item>
      </text:list>
      <text:p text:style-name="P10"><text:span text:style-name="T13"><text:tab/><text:tab/></text:span><text:span text:style-name="T14">Draft – </text:span><text:span text:style-name="T21">Протокола е бил съхранен, но количествата все още не са предадени.</text:span></text:p>
      <text:p text:style-name="P10"><text:span text:style-name="T13"><text:tab/><text:tab/></text:span><text:span text:style-name="T14">Delivered –</text:span><text:span text:style-name="T22"> </text:span><text:span text:style-name="T21">Протокола е издаден – складовите количества са променени. <text:tab/><text:tab/><text:tab/><text:tab/>Данните за протоколи от този тип не могат да се променят (</text:span><text:span text:style-name="T15">readonly</text:span><text:span text:style-name="T21">). <text:tab/><text:tab/><text:tab/>Протокол в този статус не може да бъде изтрит.</text:span></text:p>
      <text:p text:style-name="Standard"><text:tab/></text:p>
      <text:p text:style-name="Standard"><draw:frame draw:style-name="fr2" draw:name="graphics3" text:anchor-type="paragraph" svg:width="16.808cm" svg:height="2.581cm" draw:z-index="2"><draw:image xlink:href="Pictures/200000070000457500000A8C27A9A174.svm" xlink:type="simple" xlink:show="embed" xlink:actuate="onLoad"/></draw:frame><text:tab/></text:p>
      <text:p text:style-name="Standard"><text:tab/>2.2. <text:span text:style-name="T5">Clients </text:span></text:p>
      <text:p text:style-name="Standard"><text:tab/>- При избиране на документ за основание автоматично се попълват следните данни за <text:tab/>клиент - име, клон и лице за контакти. Лицето за контакт може да се променя.</text:p>
      <text:p text:style-name="Standard"><text:tab/>- При избиране на документ за основание автоматично се попълват данните за <text:tab/>доставчик(име, клон и служител). Името на служителя се взема от текущия <text:tab/>потребител и не може да се сменя.</text:p>
      <text:p text:style-name="Standard"><text:tab/>- Продуктите от ППП могат да се предадат на място от склада или чрез транспортна <text:tab/>фирма. По подразбиране се приема, че стоката се приема на място. В противен случей <text:tab/>се избира опция за превозвач от падащ списък и трябва да се въведе компания-<text:tab/>превозвач, клон на компанията и лице за контакти. Компаниите-превозвачи са <text:tab/>класифицирани компании.</text:p>
      <text:p text:style-name="Standard"><text:tab/><text:tab/></text:p>
      <text:p text:style-name="Standard"><text:tab/></text:p>
      <text:p text:style-name="Standard"><draw:frame draw:style-name="fr2" draw:name="graphics2" text:anchor-type="paragraph" svg:width="12.226cm" svg:height="4.076cm" draw:z-index="1"><draw:image xlink:href="Pictures/2000000700002FC100000FEC120FE469.svm" xlink:type="simple" xlink:show="embed" xlink:actuate="onLoad"/></draw:frame></text:p>
      <text:p text:style-name="Standard"/>
      <text:p text:style-name="Standard"><text:tab/>2.3 <text:span text:style-name="T5">Products</text:span></text:p>
      <text:list xml:id="list43466731" text:style-name="L3">
        <text:list-item>
          <text:list>
            <text:list-item>
              <text:p text:style-name="P23">При избиране на документ за основание за ППП, автоматично се попълва таблицата с всички продукти, описани във фактурата. Визуализирането на продуктите в таблицата става по два начина (чрез табове):</text:p>
              <text:p text:style-name="P23">&gt; Визуализиране по позиции (както идват от фактурите)</text:p>
              <text:p text:style-name="P23">&gt; <text:span text:style-name="T20">Визуализиране по прости продукти. Разпадане на сложните продукти на прости и сумиране на количествата им.</text:span></text:p>
              <text:p text:style-name="P23"/>
            </text:list-item>
          </text:list>
        </text:list-item>
      </text:list>
      <text:p text:style-name="Standard"><text:tab/>- Отговорника за склада може само да премахва продукти от ППП, но не и да добавя <text:tab/>продукти. </text:p>
      <text:p text:style-name="Standard"><text:soft-page-break/><text:tab/>- Отговорника за склада може да променя количества от продукти в посока само <text:tab/>надолу <text:span text:style-name="T28">(Посока нагоре се допуска само до броя, който е зададен във фактурата, ако <text:tab/>преди това е бил намален в протокола – виж </text:span><text:span text:style-name="T17">Use Case </text:span><text:span text:style-name="T26">3, стъпка 4</text:span><text:span text:style-name="T28">). </text:span>Прави се проверка <text:tab/>за налични количества. <text:span text:style-name="T8">(вж. Точка 4).</text:span></text:p>
      <text:p text:style-name="Standard"><text:tab/>- Има бутон "Серийни номера", който е активен когато има избран ред от таблицата и <text:s/><text:tab/>количеството за позицията е целочислена стойност.<text:span text:style-name="T9"> При активен бутон и неговото </text:span><text:span text:style-name="T9"><text:tab/>натискане, потребителя има възможност да въведе серийни номера във форма за <text:tab/>въвеждане (вж. главна точка 3)</text:span></text:p>
      <text:p text:style-name="Standard"/>
      <text:p text:style-name="Standard"><text:tab/></text:p>
      <text:p text:style-name="Standard"><text:tab/>2.4. <text:span text:style-name="T5">Buttons</text:span></text:p>
      <text:list xml:id="list43468889" text:style-name="L9">
        <text:list-item>
          <text:list>
            <text:list-item>
              <text:p text:style-name="P25">Запази - този бутон само записва ППП без да вкарва или изкарва стока. <text:s/>При потвърден протокол (предадена стока) или при протокол без промени този бутон не е активен.</text:p>
            </text:list-item>
            <text:list-item>
              <text:p text:style-name="P25">Предай - този бутон записва ППП ако не е записан и след това предава стоката. След натискането на този бутон стоката се предава и складовите наличности се променят. Това значи, че двете страни на сделката са подписали физически хартиения носител и клиента е получил стоката физически. След тази операция ППП по никакъв начин и при никакви условия не може да се променя.</text:p>
            </text:list-item>
            <text:list-item>
              <text:p text:style-name="P25">Обнови (<text:span text:style-name="T13">Refresh</text:span>) –<text:span text:style-name="T13"> </text:span><text:span text:style-name="T20">този бутон има за цел най-вече да обнови количествата на позициите избрани за изписване (виж точка 3.1. в алгоритъма за Предаване на протокол – секция </text:span><text:span text:style-name="T13">B.</text:span><text:span text:style-name="T20">)</text:span></text:p>
            </text:list-item>
            <text:list-item>
              <text:p text:style-name="P25">Затвори - този бутон затваря формата. </text:p>
            </text:list-item>
          </text:list>
        </text:list-item>
      </text:list>
      <text:p text:style-name="Standard"><text:tab/></text:p>
      <text:p text:style-name="P6"><text:s text:c="3"/><text:tab/><text:span text:style-name="T7">3) Екран за вписване на серийни номера за продукти</text:span></text:p>
      <text:p text:style-name="Standard"><text:tab/>Екрана се отваря след избиране на бутон „Серийни Номера“. Ако протокола е нов и <text:tab/>все още не-запазен се изисква запазването на протокола. Формата за серийни номера <text:tab/>представлява таблица, като във всеки ред има <text:span text:style-name="T13">JBTextField, </text:span><text:span text:style-name="T20">в който директно може да <text:tab/>се въдеде стойност. Броя редове отговаря на количеството на продукта за съответната <text:tab/>позиция.</text:span> По този начин могат да се вкарат едновременно няколко серийни номера.</text:p>
      <text:p text:style-name="Standard"/>
      <text:p text:style-name="Standard"><text:s text:c="3"/><text:tab/><text:span text:style-name="T7">4) Екран за редакция на позиции.</text:span><text:span text:style-name="T5"> </text:span><text:line-break/><text:tab/></text:p>
      <text:p text:style-name="Standard"><draw:frame draw:style-name="fr2" draw:name="graphics4" text:anchor-type="paragraph" svg:width="11.114cm" svg:height="4.129cm" draw:z-index="3"><draw:image xlink:href="Pictures/2000000700002B6A00001021EFA315B9.svm" xlink:type="simple" xlink:show="embed" xlink:actuate="onLoad"/></draw:frame></text:p>
      <text:p text:style-name="Standard"><text:tab/>- количеството може да се редактира единствено в посока надолу, от това което идва от <text:tab/>документа за основание (фактурата).<text:line-break/><text:tab/>- При натискане на бутон „Details“ се визуализира дървото на комплесен продукт. Ако <text:tab/>продукта не е комплексен, бутона е неактивен.</text:p>
      <text:p text:style-name="Standard"/>
      <text:p text:style-name="Standard"/>
      <text:p text:style-name="P3">B. Additional remarks and points of interest</text:p>
      <text:p text:style-name="Standard"><text:tab/>А<text:span text:style-name="T9">лгоритъм Предаване на протокол:</text:span></text:p>
      <text:p text:style-name="P9"/>
      <text:list xml:id="list43463606" text:style-name="L4">
        <text:list-item>
          <text:p text:style-name="P24"><text:span text:style-name="T9">Ако </text:span><text:span text:style-name="T18">DeliveryStatus-a</text:span><text:span text:style-name="T9"> на фактурата (документа за основание) междувременно е станал </text:span><text:soft-page-break/><text:span text:style-name="T10">Delivered</text:span><text:span text:style-name="T9">, то излиза съобщение, че всички позиции по тази фактурата вече са изписани. Протокола остава в статус </text:span><text:span text:style-name="T18">„Draft“, </text:span><text:span text:style-name="T23">формата за редакция на протокол остава отворена и потребителя може да промени данните на протокола.</text:span></text:p>
        </text:list-item>
        <text:list-item>
          <text:p text:style-name="P24"><text:span text:style-name="T9">Ако </text:span><text:span text:style-name="T18">DeliveryStatus-a </text:span><text:span text:style-name="T9">на фактурата е все още </text:span><text:span text:style-name="T19">NotDelivered,</text:span><text:span text:style-name="T9"> проверяваме единствено дали има съответния брой стоки в складовите наличности (за всеки случай).</text:span></text:p>
          <text:list>
            <text:list-item>
              <text:p text:style-name="P31">Ако се окаже, че нямаме достатъчно складови наличности, изписваме толкова, колкото има в склада и променяме статуса на фактурата на <text:span text:style-name="T13">DeliveryStatus.</text:span>PartlyDelivered. Автоматично се създава нов протокол, с количествата, които не са могли да се изпишат. </text:p>
            </text:list-item>
            <text:list-item>
              <text:p text:style-name="P27">Ако имаме достатъчно складови наличности</text:p>
              <text:list>
                <text:list-item>
                  <text:p text:style-name="P32">Ако сме изписали всички позиции от фактурата, фактурата преминава в <text:span text:style-name="T13">DeliveryStatus.</text:span>Delivered. Променяме складовите наличности.</text:p>
                </text:list-item>
                <text:list-item>
                  <text:p text:style-name="P33">Ако не сме изписали всички позиции от фактурата, фактурата преминава в <text:span text:style-name="T13">DeliveryStatus.</text:span>PartlyDelivered. Променяме складовите наличности.</text:p>
                </text:list-item>
              </text:list>
            </text:list-item>
          </text:list>
        </text:list-item>
        <text:list-item>
          <text:p text:style-name="P24"><text:span text:style-name="T9">Ако </text:span><text:span text:style-name="T18">DeliveryStatus-a</text:span><text:span text:style-name="T9"> на фактурата е </text:span><text:span text:style-name="T10">PartlyDelivered</text:span><text:span text:style-name="T9">, намираме общия брой изписани количества по позиции, за всички вече Delivered протоколи за тази фактура. (Стана малко сложно, но се интересуваме дали имаме право да изпишем количеството стоки, което сме избрали при съхранение на текущия протокол, а това зависи от вече изписаните протоколи). <text:line-break/>Нека за дадена позиция </text:span><text:span text:style-name="T10">S</text:span><text:span text:style-name="T9"> е сумата на вече изписаните количества от Delivered протоколите.<text:line-break/>Нека </text:span><text:span text:style-name="T10">I</text:span><text:span text:style-name="T9"> e количестовото, което е записано във фактурата за позицията.<text:line-break/>Нека </text:span><text:span text:style-name="T10">X</text:span><text:span text:style-name="T9"> е количеството, което искаме да изпишем с текущия протокол.</text:span></text:p>
        </text:list-item>
      </text:list>
      <text:p text:style-name="P9"/>
      <text:list xml:id="list43500262" text:continue-numbering="true" text:style-name="L4">
        <text:list-item>
          <text:list>
            <text:list-item>
              <text:p text:style-name="P28">Ако за <text:span text:style-name="T27">някоя</text:span> позиция имаме X + S &gt; I, изкарваме съобщение, че позиции от фактурата вече са били изписани. В съобщението се казва, че при натискане на <text:s/>бутона<text:span text:style-name="T20"> </text:span>"Refresh" се показват само тези количествата, които са останали за предаване.</text:p>
            </text:list-item>
            <text:list-item>
              <text:p text:style-name="P28">Ако за <text:span text:style-name="T27">всяка</text:span> позиция имаме X + S = I, това означава че изписваме толкова стоки, колкото са останали от преди протоколи. Променяме статуса на фактурата на <text:s/><text:span text:style-name="T13">DeliveryStatus.</text:span>Delivered и променяме складовите наличности.</text:p>
            </text:list-item>
            <text:list-item>
              <text:p text:style-name="P29"><text:span text:style-name="T27">Иначе</text:span>, променяме складовите наличности, защото желаните от нас количества още не са изписани от предходни протоколи. <text:s/><text:span text:style-name="T13">DeliveryStatus-a</text:span> на фактурата остава непроменен.</text:p>
            </text:list-item>
          </text:list>
        </text:list-item>
      </text:list>
      <text:p text:style-name="Standard"/>
      <text:p text:style-name="P4">C. Use Cases</text:p>
      <text:p text:style-name="Standard"><text:tab/></text:p>
      <table:table table:name="Table1" table:style-name="Table1">
        <table:table-column table:style-name="Table1.A"/>
        <table:table-column table:style-name="Table1.B"/>
        <table:table-row>
          <table:table-cell table:style-name="Table1.A1" table:number-columns-spanned="2" office:value-type="string">
            <text:p text:style-name="P11"><text:span text:style-name="T14">UseCase1. </text:span>Съхранение на предавателен протокол</text:p>
          </table:table-cell>
          <table:covered-table-cell/>
        </table:table-row>
        <table:table-row>
          <table:table-cell table:style-name="Table1.A2" office:value-type="string">
            <text:p text:style-name="Table_20_Contents">Пререквизити</text:p>
          </table:table-cell>
          <table:table-cell table:style-name="Table1.B2" office:value-type="string">
            <text:list xml:id="list43439589" text:style-name="L5">
              <text:list-item>
                <text:p text:style-name="P13"><text:span text:style-name="T5">Съществува фактура с номер 123456 (в статус </text:span><text:span text:style-name="T16">DeliveryStatus.NotDelivered</text:span><text:span text:style-name="T5">) с две позиции (стоки): хляб (3 броя) и шоколад (2 броя).</text:span></text:p>
              </text:list-item>
              <text:list-item>
                <text:p text:style-name="P14">Потребителя е влязъл успешно в системата.</text:p>
              </text:list-item>
            </text:list>
          </table:table-cell>
        </table:table-row>
        <table:table-row>
          <table:table-cell table:style-name="Table1.A2" office:value-type="string">
            <text:p text:style-name="Table_20_Contents">Цел</text:p>
          </table:table-cell>
          <table:table-cell table:style-name="Table1.B2" office:value-type="string">
            <text:p text:style-name="P12">Създаване на протокол, който по-късно би изписъл стоките.</text:p>
          </table:table-cell>
        </table:table-row>
        <table:table-row>
          <table:table-cell table:style-name="Table1.A2" office:value-type="string">
            <text:p text:style-name="Table_20_Contents">Стъпки</text:p>
          </table:table-cell>
          <table:table-cell table:style-name="Table1.B2" office:value-type="string">
            <text:list xml:id="list43456186" text:style-name="L6">
              <text:list-item>
                <text:p text:style-name="P15">Потребителя избира от главното меню <text:span text:style-name="T13">Warehouses &gt; Delivery Certificates. </text:span><text:span text:style-name="T20">Отваря се панел със списък от предавателните протоколи, за които потребителя отговаря.</text:span></text:p>
              </text:list-item>
              <text:list-item>
                <text:p text:style-name="P15"><text:span text:style-name="T20">Потребителя избира бутона „</text:span><text:span text:style-name="T13">New”. </text:span><text:span text:style-name="T20">Отваря се форма за въвеждане на информация за протокола. </text:span></text:p>
              </text:list-item>
              <text:list-item>
                <text:p text:style-name="P15"><text:span text:style-name="T20">Потребителя избира „Фактура“ за тип основание и след това конкретен документ от форма, в която са изредени фактури в </text:span><text:soft-page-break/><text:span text:style-name="T20">допустимите статуси</text:span><text:span text:style-name="T13">. </text:span><text:span text:style-name="T20">В полето за име на документ се попълва автоматично номера на избраната фактура – 123456. Попълват се секциите за клиент и издател. Също така позициите от фактурата </text:span><text:span text:style-name="T20">– 3 броя хляб и 2 броя шоколад.</text:span></text:p>
              </text:list-item>
              <text:list-item>
                <text:p text:style-name="P16">Потребителя редактира количеството хляб на 2 броя. Позицията за шоколад остава непроменена (2бр.).</text:p>
              </text:list-item>
              <text:list-item>
                <text:p text:style-name="P15"><text:span text:style-name="T20">Потребителя натиска бутона </text:span><text:span text:style-name="T13">„Save“. </text:span><text:span text:style-name="T20">Текущия протокол се съхранява в статус </text:span><text:span text:style-name="T13">„Draft“,</text:span><text:span text:style-name="T20"> без да се изписват количества от склада. Съхранява се дата </text:span><text:span text:style-name="T13">(creation_time)</text:span><text:span text:style-name="T20"> на протокола. Фактурата остава в статус „</text:span><text:span text:style-name="T13">DeliveryStatus.NotDelivered”</text:span><text:span text:style-name="T20"> </text:span></text:p>
              </text:list-item>
            </text:list>
          </table:table-cell>
        </table:table-row>
      </table:table>
      <text:p text:style-name="Standard"/>
      <text:p text:style-name="Standard"/>
      <table:table table:name="Table2" table:style-name="Table2">
        <table:table-column table:style-name="Table2.A"/>
        <table:table-column table:style-name="Table2.B"/>
        <table:table-row>
          <table:table-cell table:style-name="Table2.A1" table:number-columns-spanned="2" office:value-type="string">
            <text:p text:style-name="P11"><text:span text:style-name="T14">UseCase</text:span><text:span text:style-name="T11">2</text:span><text:span text:style-name="T14">. </text:span>Предаване на предавателен протокол при неговото създаване.</text:p>
          </table:table-cell>
          <table:covered-table-cell/>
        </table:table-row>
        <table:table-row>
          <table:table-cell table:style-name="Table2.A2" office:value-type="string">
            <text:p text:style-name="Table_20_Contents">Пререквизити</text:p>
          </table:table-cell>
          <table:table-cell table:style-name="Table2.B2" office:value-type="string">
            <text:list xml:id="list43493436" text:continue-list="list43439589" text:style-name="L5">
              <text:list-item text:start-value="1">
                <text:p text:style-name="P19">Use Case 1 (<text:span text:style-name="T20">виж по-горе</text:span>)</text:p>
              </text:list-item>
              <text:list-item>
                <text:p text:style-name="P14">Потребителя е влязъл успешно в системата.</text:p>
              </text:list-item>
            </text:list>
          </table:table-cell>
        </table:table-row>
        <table:table-row>
          <table:table-cell table:style-name="Table2.A2" office:value-type="string">
            <text:p text:style-name="Table_20_Contents">Цел</text:p>
          </table:table-cell>
          <table:table-cell table:style-name="Table2.B2" office:value-type="string">
            <text:p text:style-name="P12">Предаване на стоки по възможно най-бърз начин.</text:p>
          </table:table-cell>
        </table:table-row>
        <table:table-row>
          <table:table-cell table:style-name="Table2.A2" office:value-type="string">
            <text:p text:style-name="Table_20_Contents">Стъпки</text:p>
          </table:table-cell>
          <table:table-cell table:style-name="Table2.B2" office:value-type="string">
            <text:list xml:id="list43466334" text:style-name="L7">
              <text:list-item>
                <text:p text:style-name="P20">Потребителя избира от главното меню <text:span text:style-name="T13">Warehouses &gt; Delivery Certificates. </text:span><text:span text:style-name="T20">Отваря се панел със списък от предавателните протоколи, за които потребителя отговаря.</text:span></text:p>
              </text:list-item>
              <text:list-item>
                <text:p text:style-name="P20"><text:span text:style-name="T20">Потребителя избира бутона „</text:span><text:span text:style-name="T13">New”. </text:span><text:span text:style-name="T20">Отваря се форма за въвеждане на информация за протокола. </text:span></text:p>
              </text:list-item>
              <text:list-item>
                <text:p text:style-name="P17">Потребителя избира „Фактура“ за тип основание и след това конкретен документ от форма. В полето за име на документ се попълва автоматично номера на избраната фактура – 123456. Попълват се секциите за клиент и издател. Също така позициите от фактурата – 3 броя хляб и 2 броя шоколад.</text:p>
              </text:list-item>
              <text:list-item>
                <text:p text:style-name="P20"><text:span text:style-name="T20">Потребителя премахва от таблицата с продуктите позицията за хляб. Позицията за шоколад остава непроменена </text:span><text:span text:style-name="T13">(2</text:span><text:span text:style-name="T20">бр.)</text:span></text:p>
              </text:list-item>
              <text:list-item>
                <text:p text:style-name="P20"><text:span text:style-name="T20">Потребителя натиска бутона </text:span><text:span text:style-name="T13">„</text:span><text:span text:style-name="T20">Предай</text:span><text:span text:style-name="T13">“. </text:span><text:span text:style-name="T20">Статуса на избраната фактура се променя на </text:span><text:span text:style-name="T13">„DeliveryStatus.PartlyDelivered“ (б</text:span><text:span text:style-name="T20">ила е </text:span><text:span text:style-name="T13">DeliveryStatus.NotDelivered –</text:span><text:span text:style-name="T20"> виж </text:span><text:span text:style-name="T13">Use Case 1).</text:span><text:span text:style-name="T20"> </text:span><text:span text:style-name="T13"><text:s/>С</text:span><text:span text:style-name="T20">кладовите количества се променят, като се изписват 2 броя шоколад. Автоматично се попълва дата </text:span><text:span text:style-name="T13">(delivery_certificate_date)</text:span><text:span text:style-name="T20"> и номер на протокола. Този протокол не може да бъде изтрит.</text:span></text:p>
              </text:list-item>
            </text:list>
          </table:table-cell>
        </table:table-row>
      </table:table>
      <text:p text:style-name="P4"/>
      <table:table table:name="Table3" table:style-name="Table3">
        <table:table-column table:style-name="Table3.A"/>
        <table:table-column table:style-name="Table3.B"/>
        <table:table-row>
          <table:table-cell table:style-name="Table3.A1" table:number-columns-spanned="2" office:value-type="string">
            <text:p text:style-name="P11"><text:span text:style-name="T11">UseCase3.</text:span><text:span text:style-name="T14"> </text:span>Предаване на вече съхранен предавателен протокол.</text:p>
          </table:table-cell>
          <table:covered-table-cell/>
        </table:table-row>
        <table:table-row>
          <table:table-cell table:style-name="Table3.A2" office:value-type="string">
            <text:p text:style-name="Table_20_Contents">Пререквизити</text:p>
          </table:table-cell>
          <table:table-cell table:style-name="Table3.B2" office:value-type="string">
            <text:list xml:id="list43508814" text:continue-list="list43493436" text:style-name="L5">
              <text:list-item text:start-value="1">
                <text:p text:style-name="P19">Use Case <text:span text:style-name="T20">1 и </text:span>Use Case <text:span text:style-name="T20">2</text:span> (<text:span text:style-name="T20">виж по-горе</text:span>).</text:p>
              </text:list-item>
              <text:list-item>
                <text:p text:style-name="P18">Съществува протокол в статус <text:span text:style-name="T13">„Draft“.<text:line-break/></text:span>(създаден от <text:span text:style-name="T13">Use Case </text:span>1)</text:p>
              </text:list-item>
              <text:list-item>
                <text:p text:style-name="P14">Потребителя е влязъл успешно в системата.</text:p>
              </text:list-item>
            </text:list>
          </table:table-cell>
        </table:table-row>
        <table:table-row>
          <table:table-cell table:style-name="Table3.A2" office:value-type="string">
            <text:p text:style-name="Table_20_Contents">Цел</text:p>
          </table:table-cell>
          <table:table-cell table:style-name="Table3.B2" office:value-type="string">
            <text:p text:style-name="P12">Предаване на протокол, който по някаква причина не е изписъл стоки веднага.</text:p>
          </table:table-cell>
        </table:table-row>
        <table:table-row>
          <table:table-cell table:style-name="Table3.A2" office:value-type="string">
            <text:p text:style-name="Table_20_Contents">Стъпки</text:p>
          </table:table-cell>
          <table:table-cell table:style-name="Table3.B2" office:value-type="string">
            <text:list xml:id="list43460738" text:style-name="L8">
              <text:list-item>
                <text:p text:style-name="P21">Потребителя избира от главното меню <text:span text:style-name="T13">Warehouses &gt; Delivery Certificates. </text:span><text:span text:style-name="T20">Отваря се панел със списък от предавателните протоколи, за които потребителя отговаря.</text:span></text:p>
              </text:list-item>
              <text:list-item>
                <text:p text:style-name="P21"><text:span text:style-name="T20">Потребителя избира протокола, създаден от </text:span><text:span text:style-name="T16">Use Case </text:span><text:span text:style-name="T25">1</text:span><text:span text:style-name="T13">. </text:span><text:span text:style-name="T20">Отваря се форма за редакция на протокола. Избрания документ за основание е фактурата 123456. Позициите са 2 броя хляб и 2 броя </text:span><text:soft-page-break/><text:span text:style-name="T20">шоколад.</text:span></text:p>
              </text:list-item>
              <text:list-item>
                <text:p text:style-name="P21"><text:span text:style-name="T20">Потребителя избира бутон „Предай“. Системата проверява, че шоколадите от фактурата вече са били изписани от протокола в </text:span><text:span text:style-name="T16">Use Case </text:span><text:span text:style-name="T25">2. </text:span><text:span text:style-name="T23">Излиза съобщение, че някои позиции вече са изписани и автоматично в таблицата с продуктите остават само неизписаните количества – 2 броя хляб.</text:span></text:p>
              </text:list-item>
              <text:list-item>
                <text:p text:style-name="P21"><text:span text:style-name="T24">Потребителя увеличава количеството на хляба на 3. </text:span><text:span text:style-name="T23">Потребителя има право да направи увеличение на количеството, понеже то е било намалено под стойността, зададена във фактурата </text:span><text:span text:style-name="T18">(3</text:span><text:span text:style-name="T23">бр.</text:span><text:span text:style-name="T18">)</text:span></text:p>
              </text:list-item>
              <text:list-item>
                <text:p text:style-name="P21"><text:span text:style-name="T20">Потребителя избира повторно бутона </text:span><text:span text:style-name="T13">„</text:span><text:span text:style-name="T20">Предай</text:span><text:span text:style-name="T13">“. </text:span><text:span text:style-name="T20">Тъй като всички позиции от фактурата се изписват, фактурата става в статус „</text:span><text:span text:style-name="T13">DeliveryStatus.</text:span><text:span text:style-name="T13">Delivered</text:span><text:span text:style-name="T20">“. </text:span><text:span text:style-name="T13">(</text:span><text:span text:style-name="T20">Всички други съхранени протоколи, които се опитат да изпишат позиции по тази фактура, ще дадат съобщение за грешка</text:span><text:span text:style-name="T13">)</text:span></text:p>
              </text:list-item>
            </text:list>
          </table:table-cell>
        </table:table-row>
      </table:table>
      <text:p text:style-name="P4"/>
      <text:p text:style-name="P5"><text:span text:style-name="T13">D</text:span>. Estimation</text:p>
      <text:p text:style-name="P8"><text:span text:style-name="T20">9</text:span>0 часа</text:p>
      <text:p text:style-name="Standard"/>
      <text:p text:style-name="Standard">Accepted b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Courier New CYR" svg:font-family="'Courier New CY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bg" fo:country="BG"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bg" fo:country="BG"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d d</meta:initial-creator>
    <meta:creation-date>2008-11-09T20:41:02</meta:creation-date>
    <dc:creator>Daniel</dc:creator>
    <dc:date>2008-11-15T23:40:59.90</dc:date>
    <meta:editing-cycles>137</meta:editing-cycles>
    <meta:editing-duration>PT18H54M36S</meta:editing-duration>
    <meta:document-statistic meta:table-count="3" meta:image-count="4" meta:object-count="0" meta:page-count="6" meta:paragraph-count="101" meta:word-count="1863" meta:character-count="12124"/>
    <meta:user-defined meta:name="Info 1"/>
    <meta:user-defined meta:name="Info 2"/>
    <meta:user-defined meta:name="Info 3"/>
    <meta:user-defined meta:name="Info 4"/>
  </office:meta>
</office:document-meta>
</file>